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cm" style:contextual-spacing="false"/>
      <style:text-properties officeooo:rsid="000d6d64" officeooo:paragraph-rsid="000d6d64"/>
    </style:style>
    <style:style style:name="P2" style:family="paragraph" style:parent-style-name="Standard">
      <style:paragraph-properties fo:margin-top="0cm" fo:margin-bottom="0.4cm" style:contextual-spacing="false"/>
      <style:text-properties officeooo:rsid="000dbcb4" officeooo:paragraph-rsid="000dbcb4"/>
    </style:style>
    <style:style style:name="P3" style:family="paragraph" style:parent-style-name="Standard">
      <style:paragraph-properties fo:margin-top="0cm" fo:margin-bottom="0.4cm" style:contextual-spacing="false"/>
      <style:text-properties style:text-underline-style="none" officeooo:rsid="000e6c49" officeooo:paragraph-rsid="000e6c49"/>
    </style:style>
    <style:style style:name="P4" style:family="paragraph" style:parent-style-name="Standard">
      <style:paragraph-properties fo:margin-top="0cm" fo:margin-bottom="0.4cm" style:contextual-spacing="false"/>
      <style:text-properties officeooo:rsid="000e6c49" officeooo:paragraph-rsid="000e6c49"/>
    </style:style>
    <style:style style:name="P5" style:family="paragraph" style:parent-style-name="Standard">
      <style:paragraph-properties fo:margin-top="0cm" fo:margin-bottom="0.4cm" style:contextual-spacing="false"/>
      <style:text-properties style:text-underline-style="solid" style:text-underline-width="auto" style:text-underline-color="font-color" officeooo:rsid="0010ba19" officeooo:paragraph-rsid="0010ba19"/>
    </style:style>
    <style:style style:name="P6" style:family="paragraph" style:parent-style-name="Standard">
      <style:paragraph-properties fo:margin-top="0cm" fo:margin-bottom="0.4cm" style:contextual-spacing="false"/>
      <style:text-properties officeooo:rsid="000f72bb" officeooo:paragraph-rsid="000f72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 DAR ESPACIOS DE MEMORIA DAMOS ESPACIOS HEXADECIMALES</text:p>
      <text:p text:style-name="P2">DIRECCIONES DE MEMORIA HEXADECIMALES (PUNTEROS) PORQUE HABLAMOS DE OBJETOS</text:p>
      <text:p text:style-name="P2">PRIVADO: DATOS NO CORROMPLIBLES, USADOS POR QUIEN LO REQUIERA</text:p>
      <text:p text:style-name="P2">PUBLICO: PARA CUALQUIER PERSONA LO USE.</text:p>
      <text:p text:style-name="P1">SOBRECARGA DE OPERADORES</text:p>
      <text:p text:style-name="P2">SE PONE PUNTO PARA INGRESAR AL VALOR</text:p>
      <text:p text:style-name="P3">SEGURO AL REFERENCIAR UNA DIRECCIÓN DE MEMORIA</text:p>
      <text:p text:style-name="P4">OSTREAM UTILIZAR ELEMENTOS DE ENTRADA Y SALIDA</text:p>
      <text:p text:style-name="P4">RESULTADOS POR REFERENCIA</text:p>
      <text:p text:style-name="P1"/>
      <text:p text:style-name="P1">Sobrecarga tiene distintas estrucutruas. Definmos el tipo de retorno con la palabra operator Símbolo (Parámetro);</text:p>
      <text:p text:style-name="P1"><text:tab/><text:tab/><text:tab/>tipoRetorno operatorSímbolo(Parámetros);</text:p>
      <text:p text:style-name="P1"/>
      <text:p text:style-name="P5">USAR FRIENDS CONTRIBUYE A LOS ATAQUES DE CÓDIGO??????</text:p>
      <text:p text:style-name="P1"/>
      <text:p text:style-name="P1"/>
      <text:p text:style-name="P6">Al hablar de la función miembro hablamos de operadores, vive dentro del TDA </text:p>
      <text:p text:style-name="P6">cohesion, si no es lo mismo no funciona.</text:p>
      <text:p text:style-name="P6">Using namespace std → Si trabajas en ex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C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5T09:12:19.295276700</meta:creation-date>
    <dc:date>2025-10-15T12:08:47.699698700</dc:date>
    <meta:editing-duration>PT22S</meta:editing-duration>
    <meta:editing-cycles>1</meta:editing-cycles>
    <meta:document-statistic meta:table-count="0" meta:image-count="0" meta:object-count="0" meta:page-count="1" meta:paragraph-count="15" meta:word-count="113" meta:character-count="770" meta:non-whitespace-character-count="668"/>
    <meta:generator>LibreOffice/25.2.5.2$Windows_X86_64 LibreOffice_project/03d19516eb2e1dd5d4ccd751a0d6f35f35e08022</meta:generator>
  </office:meta>
</office:document-meta>
</file>